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margin-top="0cm" fo:margin-bottom="0.2cm" fo:text-align="center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2.5cm" svg:height="1cm" svg:x="8cm" svg:y="12.5cm">
          <text:p text:style-name="P1">Karte</text:p>
        </draw:rect>
        <draw:rect draw:style-name="gr1" draw:text-style-name="P3" draw:id="id2" draw:layer="layout" svg:width="2.5cm" svg:height="1cm" svg:x="5.5cm" svg:y="16cm">
          <text:p text:style-name="P3">Tisch</text:p>
        </draw:rect>
        <draw:rect draw:style-name="gr1" draw:text-style-name="P3" draw:id="id5" draw:layer="layout" svg:width="2.5cm" svg:height="1cm" svg:x="10.5cm" svg:y="17cm">
          <text:p text:style-name="P3">Spieler</text:p>
        </draw:rect>
        <draw:rect draw:style-name="gr1" draw:text-style-name="P3" draw:id="id4" draw:layer="layout" svg:width="2.5cm" svg:height="1cm" svg:x="10.5cm" svg:y="15cm">
          <text:p text:style-name="P3">Blatt</text:p>
        </draw:rect>
        <draw:rect draw:style-name="gr1" draw:text-style-name="P3" draw:id="id3" draw:layer="layout" svg:width="2.5cm" svg:height="1cm" svg:x="8cm" svg:y="19.5cm">
          <text:p text:style-name="P3">Runde</text:p>
        </draw:rect>
        <draw:connector draw:style-name="gr2" draw:text-style-name="P4" draw:layer="layout" draw:type="lines" svg:x1="8cm" svg:y1="13cm" svg:x2="6.75cm" svg:y2="16cm" draw:start-shape="id1" draw:end-shape="id2" draw:end-glue-point="0" svg:d="m8000 13000h-500l-750 2500v500">
          <text:p/>
        </draw:connector>
        <draw:connector draw:style-name="gr2" draw:text-style-name="P4" draw:layer="layout" draw:type="lines" svg:x1="6.75cm" svg:y1="17cm" svg:x2="8cm" svg:y2="20cm" draw:start-shape="id2" draw:start-glue-point="2" draw:end-shape="id3" svg:d="m6750 17000v500l750 2500h500">
          <text:p/>
        </draw:connector>
        <draw:connector draw:style-name="gr2" draw:text-style-name="P4" draw:layer="layout" draw:type="lines" svg:x1="10.5cm" svg:y1="13cm" svg:x2="11.75cm" svg:y2="15cm" draw:start-shape="id1" draw:end-shape="id4" draw:end-glue-point="0" svg:d="m10500 13000h500l750 1500v500">
          <text:p/>
        </draw:connector>
        <draw:connector draw:style-name="gr2" draw:text-style-name="P4" draw:layer="layout" draw:type="lines" svg:x1="11.75cm" svg:y1="16cm" svg:x2="11.75cm" svg:y2="17cm" draw:start-shape="id4" draw:end-shape="id5" draw:end-glue-point="0" svg:d="m11750 16000v500 0 500">
          <text:p/>
        </draw:connector>
        <draw:connector draw:style-name="gr2" draw:text-style-name="P4" draw:layer="layout" draw:type="lines" svg:x1="11.75cm" svg:y1="18cm" svg:x2="10.5cm" svg:y2="20cm" draw:start-shape="id5" draw:start-glue-point="2" draw:end-shape="id3" draw:end-glue-point="1" svg:d="m11750 18000v500l-750 1500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8-04T09:56:46</meta:creation-date>
    <dc:date>2008-08-11T01:04:04</dc:date>
    <meta:editing-cycles>2</meta:editing-cycles>
    <meta:editing-duration>PT22M15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object-count="10"/>
  </office:meta>
</office:document-meta>
</file>